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Letsch</meta:initial-creator>
    <meta:creation-date>2016-01-27T13:15:10.692278439</meta:creation-date>
    <dc:date>2016-01-27T13:16:06.090365789</dc:date>
    <dc:creator>Matthias Letsch</dc:creator>
    <meta:editing-duration>PT1M8S</meta:editing-duration>
    <meta:editing-cycles>1</meta:editing-cycles>
    <meta:document-statistic meta:table-count="1" meta:cell-count="10" meta:object-count="0"/>
    <meta:generator>LibreOffice/4.4.6.3$Linux_X86_64 LibreOffice_project/40m0$Build-3</meta:generator>
  </office:meta>
</office:document-meta>
</file>